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258cm"/>
    </style:style>
    <style:style style:name="gr3" style:family="graphic" style:parent-style-name="standard">
      <style:graphic-properties draw:stroke="none" svg:stroke-color="#000000" draw:fill="none" draw:fill-color="#ffffff" fo:min-height="0.31cm"/>
    </style:style>
    <style:style style:name="gr4" style:family="graphic" style:parent-style-name="standard">
      <style:graphic-properties draw:stroke="none" svg:stroke-color="#000000" draw:fill="none" draw:fill-color="#ffffff" fo:min-height="0.31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0.357cm"/>
    </style:style>
    <style:style style:name="gr8" style:family="graphic" style:parent-style-name="standard">
      <style:graphic-properties draw:stroke="none" svg:stroke-color="#000000" draw:fill="none" draw:fill-color="#ffffff" fo:min-height="0.254cm"/>
    </style:style>
    <style:style style:name="gr9" style:family="graphic" style:parent-style-name="standard">
      <style:graphic-properties draw:marker-end="Arrow" draw:marker-end-width="0.3cm" draw:textarea-vertical-align="middle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svg:stroke-color="#000000" draw:fill="none" draw:fill-color="#ffffff" fo:min-height="0.385cm"/>
    </style:style>
    <style:style style:name="gr13" style:family="graphic" style:parent-style-name="standard">
      <style:graphic-properties draw:stroke="none" svg:stroke-color="#000000" draw:fill="none" draw:fill-color="#ffffff" fo:min-height="0.335cm"/>
    </style:style>
    <style:style style:name="gr14" style:family="graphic" style:parent-style-name="standard">
      <style:graphic-properties draw:stroke="none" svg:stroke-color="#000000" draw:fill="none" draw:fill-color="#ffffff" fo:min-height="0.34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family="'Liberation Sans'" style:font-family-generic="swiss" style:font-pitch="variable" fo:font-size="9pt" style:font-size-asian="9pt" style:font-size-complex="9pt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text-align="start"/>
    </style:style>
    <style:style style:name="P8" style:family="paragraph">
      <style:text-properties fo:font-size="9pt"/>
    </style:style>
    <style:style style:name="P9" style:family="paragraph">
      <style:text-properties fo:font-size="12pt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size="9pt"/>
    </style:style>
    <style:style style:name="P13" style:family="paragraph">
      <style:paragraph-properties fo:text-align="start"/>
      <style:text-properties fo:font-size="9pt"/>
    </style:style>
    <style:style style:name="P14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family="'Liberation Sans'" style:font-family-generic="swiss" style:font-pitch="variable" fo:font-size="9pt" style:font-size-asian="9pt" style:font-size-complex="9pt"/>
    </style:style>
    <style:style style:name="T2" style:family="text">
      <style:text-properties fo:font-family="'Liberation Sans'" style:font-family-generic="swiss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9pt"/>
    </style:style>
    <style:style style:name="T3" style:family="text">
      <style:text-properties fo:font-family="'Liberation Sans'" style:font-family-generic="roman" style:font-pitch="variable" fo:font-size="10pt" style:font-family-asian="'Liberation Sans'" style:font-family-generic-asian="roman" style:font-pitch-asian="variable" style:font-size-asian="10pt" style:font-family-complex="'Liberation Sans'" style:font-family-generic-complex="roman" style:font-pitch-complex="variable" style:font-size-complex="5.6999998092651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'Liberation Sans'" style:font-family-generic="roman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5.09999990463257pt"/>
    </style:style>
    <style:style style:name="T7" style:family="text">
      <style:text-properties fo:font-size="9pt" style:font-size-asian="9pt" style:font-size-complex="5.09999990463257pt"/>
    </style:style>
    <style:style style:name="T8" style:family="text">
      <style:text-properties fo:font-family="'Liberation Sans'" style:font-family-generic="roman" style:font-pitch="variable" fo:font-size="10pt" style:font-family-asian="'Liberation Sans'" style:font-family-generic-asian="roman" style:font-pitch-asian="variable" style:font-size-asian="10pt" style:font-family-complex="'Liberation Sans'" style:font-family-generic-complex="roman" style:font-pitch-complex="variable" style:font-size-complex="5.69999980926514pt"/>
    </style:style>
    <style:style style:name="T9" style:family="text">
      <style:text-properties fo:font-family="'Liberation Sans'" style:font-family-generic="swiss" style:font-pitch="variable" fo:font-size="9pt" style:font-family-asian="'Liberation Sans'" style:font-family-generic-asian="swiss" style:font-pitch-asian="variable" style:font-size-asian="9pt" style:font-family-complex="'Liberation Sans'" style:font-family-generic-complex="swiss" style:font-pitch-complex="variable" style:font-size-complex="9pt"/>
    </style:style>
    <style:style style:name="T10" style:family="text">
      <style:text-properties fo:font-family="'Liberation Sans'" style:font-family-generic="roman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9pt"/>
    </style:style>
    <style:style style:name="T11" style:family="text">
      <style:text-properties fo:font-family="'Liberation Sans'" style:font-family-generic="swiss" style:font-pitch="variabl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125cm" svg:height="2.073cm" svg:x="4.368cm" svg:y="5.069cm">
          <text:p><text:span text:style-name="T1"/></text:p>
          <text:p><text:span text:style-name="T2"><text:s text:c="2"/></text:span><text:span text:style-name="T2">20: </text:span><text:span text:style-name="T1">addiu $t9, $zero, 3</text:span></text:p>
          <text:p><text:span text:style-name="T2"><text:s text:c="2"/></text:span><text:span text:style-name="T2">24: </text:span><text:span text:style-name="T1">st $t9, 0($gp)</text:span></text:p>
          <text:p><text:span text:style-name="T2"><text:s text:c="2"/></text:span><text:span text:style-name="T2">28: </text:span><text:span text:style-name="T1">ld $t9, 16($gp)</text:span></text:p>
          <text:p><text:span text:style-name="T2"><text:s text:c="2"/></text:span></text:p>
        </draw:rect>
        <draw:rect draw:style-name="gr1" draw:text-style-name="P2" draw:layer="layout" svg:width="4.125cm" svg:height="1.354cm" svg:x="4.368cm" svg:y="10.277cm">
          <text:p><text:span text:style-name="T3"><text:s text:c="2"/></text:span></text:p>
        </draw:rect>
        <draw:rect draw:style-name="gr1" draw:text-style-name="P1" draw:layer="layout" svg:width="4.13cm" svg:height="2.037cm" svg:x="4.363cm" svg:y="3.0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1.908cm" svg:y="11.73cm">
          <draw:text-box>
            <text:p><text:span text:style-name="T4">gp --------------&gt;</text:span></text:p>
          </draw:text-box>
        </draw:frame>
        <draw:frame draw:style-name="gr3" draw:text-style-name="P3" draw:layer="layout" svg:width="2.883cm" svg:height="0.607cm" svg:x="1.835cm" svg:y="12.784cm">
          <draw:text-box>
            <text:p><text:span text:style-name="T4">gp +16+3*4 ---&gt;</text:span></text:p>
          </draw:text-box>
        </draw:frame>
        <draw:frame draw:style-name="gr4" draw:text-style-name="P3" draw:layer="layout" svg:width="2.848cm" svg:height="0.607cm" svg:x="1.835cm" svg:y="13.135cm">
          <draw:text-box>
            <text:p><text:span text:style-name="T4">gp +16+4*4 ---&gt;</text:span></text:p>
          </draw:text-box>
        </draw:frame>
        <draw:custom-shape draw:style-name="gr5" draw:text-style-name="P4" draw:layer="layout" svg:width="4.13cm" svg:height="0.457cm" svg:x="4.363cm" svg:y="14.5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1.894cm" svg:x="4.363cm" svg:y="15.046cm">
          <text:p><text:span text:style-name="T4"/></text:p>
          <text:p><text:span text:style-name="T4"><text:s text:c="2"/></text:span><text:span text:style-name="T4">addiu $t9, $zero, 1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2.163cm" svg:y="2.148cm">
          <draw:text-box>
            <text:p><text:span text:style-name="T5">memory</text:span></text:p>
          </draw:text-box>
        </draw:frame>
        <draw:custom-shape draw:style-name="gr5" draw:text-style-name="P6" xml:id="id5" draw:id="id5" draw:layer="layout" svg:width="4.13cm" svg:height="0.37cm" svg:x="4.363cm" svg:y="13.3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4.13cm" svg:height="0.392cm" svg:x="4.363cm" svg:y="12.6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4.13cm" svg:height="0.37cm" svg:x="4.363cm" svg:y="13.033cm">
          <text:p text:style-name="P4"><text:span text:style-name="T4">Plt foo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92cm" svg:x="4.363cm" svg:y="12.3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62cm" svg:x="4.363cm" svg:y="13.7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4cm" svg:y="14.257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28cm" svg:y="14.795cm">
          <draw:text-box>
            <text:p><text:span text:style-name="T4">gpPlt +16+2*8'h10 ---&gt;</text:span></text:p>
          </draw:text-box>
        </draw:frame>
        <draw:frame draw:style-name="gr6" draw:text-style-name="P3" draw:layer="layout" svg:width="4.298cm" svg:height="0.762cm" svg:x="0.888cm" svg:y="16.684cm">
          <draw:text-box>
            <text:p><text:span text:style-name="T4">gpPlt +16+3*8'h10 ---&gt;</text:span></text:p>
          </draw:text-box>
        </draw:frame>
        <draw:custom-shape draw:style-name="gr5" draw:text-style-name="P4" draw:layer="layout" svg:width="4.131cm" svg:height="0.443cm" svg:x="4.362cm" svg:y="14.1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851cm" svg:height="0.607cm" svg:x="1.832cm" svg:y="12.434cm">
          <draw:text-box>
            <text:p><text:span text:style-name="T4">gp +16+2*4 ---&gt;</text:span></text:p>
          </draw:text-box>
        </draw:frame>
        <draw:connector draw:style-name="gr9" draw:text-style-name="P4" draw:layer="layout" draw:type="curve" svg:x1="8.493cm" svg:y1="12.837cm" svg:x2="8.492cm" svg:y2="15.236cm" draw:start-shape="id1" draw:start-glue-point="1" draw:end-shape="id2" draw:end-glue-point="1" svg:d="m8493 12837c751 0 752 2399-1 2399" svg:viewBox="0 0 566 2400">
          <text:p/>
        </draw:connector>
        <draw:custom-shape draw:style-name="gr5" draw:text-style-name="P4" draw:layer="layout" svg:width="4.13cm" svg:height="1.899cm" svg:x="4.363cm" svg:y="16.9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8.493cm" svg:y1="13.218cm" svg:x2="8.492cm" svg:y2="17.136cm" draw:start-shape="id3" draw:start-glue-point="1" draw:end-shape="id4" draw:end-glue-point="1" svg:d="m8493 13218c751 0 752 3918-1 3918" svg:viewBox="0 0 566 3919">
          <text:p/>
        </draw:connector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6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6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6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>ld $t9, 1c(gp)</text:span></text:p>
          <text:p text:style-name="P7"><text:span text:style-name="T4">jalr $t9</text:span></text:p>
          <text:p text:style-name="P7"><text:span text:style-name="T4">…</text:span></text:p>
          <text:p text:style-name="P7"><text:span text:style-name="T4">ld $t9, 18(gp)</text:span></text:p>
          <text:p><text:span text:style-name="T6">j</text:span><text:span text:style-name="T7">alr $t9</text:span></text:p>
          <text:p text:style-name="P7"><text:span text:style-name="T4">...</text:span></text:p>
          <text:p text:style-name="P4"><text:span text:style-name="T4"/></text:p>
        </draw:rect>
        <draw:custom-shape draw:style-name="gr5" draw:text-style-name="P4" draw:layer="layout" svg:width="4.13cm" svg:height="1.899cm" svg:x="4.363cm" svg:y="18.847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8.493cm" svg:y1="13.553cm" svg:x2="8.492cm" svg:y2="19.036cm" draw:start-shape="id5" draw:start-glue-point="1" draw:end-shape="id6" svg:d="m8493 13553c751 0 752 5483-1 5483" svg:viewBox="0 0 566 5484">
          <text:p/>
        </draw:connector>
        <draw:custom-shape draw:style-name="gr10" draw:text-style-name="P4" xml:id="id2" draw:id="id2" draw:layer="layout" svg:width="4.13cm" svg:height="0.402cm" svg:x="4.362cm" svg:y="15.0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4" draw:id="id4" draw:layer="layout" svg:width="4.13cm" svg:height="0.402cm" svg:x="4.362cm" svg:y="16.9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6" draw:id="id6" draw:layer="layout" svg:width="4.13cm" svg:height="0.402cm" svg:x="4.362cm" svg:y="18.8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635cm" svg:x="4.362cm" svg:y="20.7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61cm" svg:y="21.301cm">
          <text:p><text:span text:style-name="T4">NumDynEntry: 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6cm" svg:y="21.6cm">
          <text:p><text:span text:style-name="T4">dynsym index: 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9cm" svg:y="21.899cm">
          <text:p><text:span text:style-name="T4">dynsym index: 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8cm" svg:y="22.198cm">
          <text:p><text:span text:style-name="T4">dynsym index: 1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7cm" svg:y="22.497cm">
          <text:p><text:span text:style-name="T4">dynsym index: 1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6cm" svg:y="22.796cm">
          <text:p><text:span text:style-name="T4">dynsym index: 2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5cm" svg:y="23.095cm">
          <text:p><text:span text:style-name="T4">0: l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4.294cm">
          <text:p><text:span text:style-name="T4">e4: dumm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994cm">
          <text:p><text:span text:style-name="T4">74: _Z3barv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694cm">
          <text:p><text:span text:style-name="T4">3c: _Z3fooii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394cm">
          <text:p><text:span text:style-name="T4">0: __tls_get_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1.872cm" svg:x="4.353cm" svg:y="24.593cm">
          <text:p><text:span text:style-name="T4">\0__tls_get_addr\0</text:span></text:p>
          <text:p><text:span text:style-name="T4">_Z2laii._Z3fooii\0</text:span></text:p>
          <text:p><text:span text:style-name="T4">_Z3barv\0_GLOBAL_</text:span></text:p>
          <text:p><text:span text:style-name="T4">OFFSET_TABLE_\0_</text:span></text:p>
          <text:p><text:span text:style-name="T4">DYNAMIC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935cm">
          <text:p><text:span text:style-name="T8"><text:s/></text:span><text:span text:style-name="T8">d84</text:span><text:span text:style-name="T9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335cm">
          <text:p><text:span text:style-name="T9"><text:s/></text:span><text:span text:style-name="T9">d</text:span><text:span text:style-name="T10">68</text:span><text:span text:style-name="T9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535cm">
          <text:p><text:span text:style-name="T9"><text:s/></text:span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1.135cm">
          <text:p><text:span text:style-name="T9"><text:s/></text:span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5.035cm">
          <text:p><text:span text:style-name="T1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073cm" svg:x="4.368cm" svg:y="7.069cm">
          <text:p><text:span text:style-name="T1"/></text:p>
          <text:p><text:span text:style-name="T2"><text:s text:c="2"/></text:span><text:span text:style-name="T2">30: </text:span><text:span text:style-name="T1">addiu $t9, $zero, 4</text:span></text:p>
          <text:p><text:span text:style-name="T2"><text:s text:c="2"/></text:span><text:span text:style-name="T2">34: </text:span><text:span text:style-name="T1">st $t9, 0($gp)</text:span></text:p>
          <text:p><text:span text:style-name="T2"><text:s text:c="2"/></text:span><text:span text:style-name="T2">38: </text:span><text:span text:style-name="T1">ld $t9, 16($gp)</text:span></text:p>
          <text:p><text:span text:style-name="T2"><text:s text:c="2"/></text:span></text:p>
        </draw:rect>
        <draw:custom-shape draw:style-name="gr10" draw:text-style-name="P4" draw:layer="layout" svg:width="4.13cm" svg:height="0.402cm" svg:x="4.362cm" svg:y="7.035cm">
          <text:p><text:span text:style-name="T1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81cm" svg:x="4.362cm" svg:y="11.5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19cm" svg:x="4.361cm" svg:y="9.1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81cm" svg:x="4.361cm" svg:y="11.9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31cm" svg:x="4.361cm" svg:y="9.4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19cm" svg:x="4.36cm" svg:y="9.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3.035cm">
          <text:p><text:span text:style-name="T1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6.635cm">
          <text:p><text:span text:style-name="T11"><text:s text:c="2"/></text:span><text:span text:style-name="T11">2c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8.635cm">
          <text:p><text:span text:style-name="T11"><text:s text:c="2"/></text:span><text:span text:style-name="T11">3c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4.535cm">
          <text:p><text:span text:style-name="T11"><text:s text:c="2"/></text:span><text:span text:style-name="T11">1c: jmp dynamic_link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778cm" svg:x="3.921cm" svg:y="24.6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3" draw:layer="layout" svg:width="1.377cm" svg:height="0.635cm" svg:x="2.497cm" svg:y="25.23cm">
          <draw:text-box>
            <text:p><text:span text:style-name="T4">dynstr</text:span></text:p>
          </draw:text-box>
        </draw:frame>
        <draw:custom-shape draw:style-name="gr11" draw:text-style-name="P4" draw:layer="layout" svg:width="0.381cm" svg:height="1.474cm" svg:x="3.922cm" svg:y="23.1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4cm" svg:y="23.529cm">
          <draw:text-box>
            <text:p><text:span text:style-name="T4">Function offset</text:span></text:p>
          </draw:text-box>
        </draw:frame>
        <draw:custom-shape draw:style-name="gr11" draw:text-style-name="P4" draw:layer="layout" svg:width="0.381cm" svg:height="1.474cm" svg:x="3.923cm" svg:y="21.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5cm" svg:y="22.028cm">
          <draw:text-box>
            <text:p><text:span text:style-name="T4">Dynsym index</text:span></text:p>
          </draw:text-box>
        </draw:frame>
      </draw:page>
      <draw:page draw:name="page2" draw:style-name="dp1" draw:master-page-name="Default">
        <draw:rect draw:style-name="gr1" draw:text-style-name="P1" draw:layer="layout" svg:width="4.125cm" svg:height="2.073cm" svg:x="4.368cm" svg:y="5.069cm">
          <text:p text:style-name="P8"><text:span text:style-name="T1"/></text:p>
          <text:p text:style-name="P8"><text:span text:style-name="T2"><text:s text:c="2"/></text:span><text:span text:style-name="T2">20: </text:span><text:span text:style-name="T1">addiu $t9, $zero, 3</text:span></text:p>
          <text:p text:style-name="P8"><text:span text:style-name="T2"><text:s text:c="2"/></text:span><text:span text:style-name="T2">24: </text:span><text:span text:style-name="T1">st $t9, 0($gp)</text:span></text:p>
          <text:p text:style-name="P8"><text:span text:style-name="T2"><text:s text:c="2"/></text:span><text:span text:style-name="T2">28: </text:span><text:span text:style-name="T1">ld $t9, 16($gp)</text:span></text:p>
          <text:p text:style-name="P8"><text:span text:style-name="T2"><text:s text:c="2"/></text:span></text:p>
        </draw:rect>
        <draw:rect draw:style-name="gr1" draw:text-style-name="P2" draw:layer="layout" svg:width="4.125cm" svg:height="1.354cm" svg:x="4.368cm" svg:y="10.277cm">
          <text:p text:style-name="P9"><text:span text:style-name="T3"><text:s text:c="2"/></text:span></text:p>
        </draw:rect>
        <draw:rect draw:style-name="gr1" draw:text-style-name="P1" draw:layer="layout" svg:width="4.13cm" svg:height="2.037cm" svg:x="4.363cm" svg:y="3.032cm">
          <text:p text:style-name="P8"><text:span text:style-name="T1"/></text:p>
          <text:p text:style-name="P8"><text:span text:style-name="T2"><text:s text:c="2"/></text:span><text:span text:style-name="T2">10: st $lr, 4($gp)</text:span></text:p>
          <text:p text:style-name="P8"><text:span text:style-name="T2"><text:s text:c="2"/></text:span><text:span text:style-name="T2">14: st $fp, 8($gp)</text:span></text:p>
          <text:p text:style-name="P8"><text:span text:style-name="T2"><text:s text:c="2"/></text:span><text:span text:style-name="T2">18: st $sp, 12($gp)</text:span></text:p>
          <text:p text:style-name="P8"><text:span text:style-name="T1"><text:s text:c="2"/></text:span></text:p>
        </draw:rect>
        <draw:frame draw:style-name="gr2" draw:text-style-name="P3" draw:layer="layout" svg:width="2.821cm" svg:height="0.607cm" svg:x="1.908cm" svg:y="11.73cm">
          <draw:text-box>
            <text:p text:style-name="P8"><text:span text:style-name="T4">gp --------------&gt;</text:span></text:p>
          </draw:text-box>
        </draw:frame>
        <draw:frame draw:style-name="gr7" draw:text-style-name="P3" draw:layer="layout" svg:width="2.883cm" svg:height="0.607cm" svg:x="1.835cm" svg:y="12.737cm">
          <draw:text-box>
            <text:p text:style-name="P8"><text:span text:style-name="T4">gp +16+3*4 ---&gt;</text:span></text:p>
          </draw:text-box>
        </draw:frame>
        <draw:frame draw:style-name="gr12" draw:text-style-name="P3" draw:layer="layout" svg:width="2.894cm" svg:height="0.635cm" svg:x="1.835cm" svg:y="13.135cm">
          <draw:text-box>
            <text:p text:style-name="P8"><text:span text:style-name="T4">gp +16+4*4 ---&gt;</text:span></text:p>
          </draw:text-box>
        </draw:frame>
        <draw:custom-shape draw:style-name="gr5" draw:text-style-name="P11" draw:layer="layout" svg:width="4.13cm" svg:height="0.457cm" svg:x="4.363cm" svg:y="14.589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1.894cm" svg:x="4.363cm" svg:y="15.046cm">
          <text:p text:style-name="P10"><text:span text:style-name="T4"/></text:p>
          <text:p text:style-name="P10"><text:span text:style-name="T4"><text:s text:c="2"/></text:span><text:span text:style-name="T4">addiu $t9, $zero, 1;</text:span></text:p>
          <text:p text:style-name="P10"><text:span text:style-name="T4"><text:s text:c="2"/></text:span><text:span text:style-name="T4">st $t9, 0($gp); </text:span></text:p>
          <text:p text:style-name="P10"><text:span text:style-name="T4"><text:s text:c="2"/></text:span><text:span text:style-name="T4">ld $t9, 16($gp); </text:span></text:p>
          <text:p text:style-name="P10"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2.163cm" svg:y="1.248cm">
          <draw:text-box>
            <text:p text:style-name="P9"><text:span text:style-name="T5">memory</text:span></text:p>
          </draw:text-box>
        </draw:frame>
        <draw:custom-shape draw:style-name="gr5" draw:text-style-name="P6" draw:layer="layout" svg:width="4.13cm" svg:height="0.37cm" svg:x="4.363cm" svg:y="13.368cm">
          <text:p text:style-name="P12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3cm" svg:y="12.641cm">
          <text:p text:style-name="P12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3cm" svg:y="13.033cm">
          <text:p text:style-name="P12"><text:span text:style-name="T4">Plt foo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392cm" svg:x="4.363cm" svg:y="12.306cm">
          <text:p text:style-name="P10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462cm" svg:x="4.363cm" svg:y="13.746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4cm" svg:y="14.257cm">
          <draw:text-box>
            <text:p text:style-name="P8"><text:span text:style-name="T4">gpPlt --------------------&gt;</text:span></text:p>
          </draw:text-box>
        </draw:frame>
        <draw:frame draw:style-name="gr7" draw:text-style-name="P3" draw:layer="layout" svg:width="3.755cm" svg:height="0.607cm" svg:x="0.928cm" svg:y="14.795cm">
          <draw:text-box>
            <text:p text:style-name="P8"><text:span text:style-name="T4">gpPlt +16+2*8'h10 ---&gt;</text:span></text:p>
          </draw:text-box>
        </draw:frame>
        <draw:frame draw:style-name="gr14" draw:text-style-name="P3" draw:layer="layout" svg:width="3.795cm" svg:height="0.607cm" svg:x="0.888cm" svg:y="16.684cm">
          <draw:text-box>
            <text:p text:style-name="P8"><text:span text:style-name="T4">gpPlt +16+3*8'h10 ---&gt;</text:span></text:p>
          </draw:text-box>
        </draw:frame>
        <draw:custom-shape draw:style-name="gr5" draw:text-style-name="P11" draw:layer="layout" svg:width="4.131cm" svg:height="0.443cm" svg:x="4.362cm" svg:y="14.154cm">
          <text:p text:style-name="P10"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2cm" svg:y="12.334cm">
          <draw:text-box>
            <text:p text:style-name="P8"><text:span text:style-name="T4">gp +16+2*4 ---&gt;</text:span></text:p>
          </draw:text-box>
        </draw:frame>
        <draw:custom-shape draw:style-name="gr5" draw:text-style-name="P11" draw:layer="layout" svg:width="4.13cm" svg:height="1.899cm" svg:x="4.363cm" svg:y="16.946cm">
          <text:p text:style-name="P10"><text:span text:style-name="T4"/></text:p>
          <text:p text:style-name="P10"><text:span text:style-name="T4"><text:s text:c="2"/></text:span><text:span text:style-name="T4">addiu $t9, $zero, 2;</text:span></text:p>
          <text:p text:style-name="P10"><text:span text:style-name="T4"><text:s text:c="2"/></text:span><text:span text:style-name="T4">st $t9, 0($gp); </text:span></text:p>
          <text:p text:style-name="P10"><text:span text:style-name="T4"><text:s text:c="2"/></text:span><text:span text:style-name="T4">ld $t9, 16($gp); </text:span></text:p>
          <text:p text:style-name="P10"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1.899cm" svg:x="4.363cm" svg:y="18.847cm">
          <text:p text:style-name="P10"><text:span text:style-name="T4"/></text:p>
          <text:p text:style-name="P10"><text:span text:style-name="T4"><text:s text:c="2"/></text:span><text:span text:style-name="T4">addiu $t9, $zero, 2;</text:span></text:p>
          <text:p text:style-name="P10"><text:span text:style-name="T4"><text:s text:c="2"/></text:span><text:span text:style-name="T4">st $t9, 0($gp); </text:span></text:p>
          <text:p text:style-name="P10"><text:span text:style-name="T4"><text:s text:c="2"/></text:span><text:span text:style-name="T4">ld $t9, 16($gp); </text:span></text:p>
          <text:p text:style-name="P10"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2cm" svg:y="15.035cm">
          <text:p text:style-name="P10"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2cm" svg:y="16.935cm">
          <text:p text:style-name="P10"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2cm" svg:y="18.835cm">
          <text:p text:style-name="P10"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635cm" svg:x="4.362cm" svg:y="20.702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338cm" svg:x="4.361cm" svg:y="21.301cm">
          <text:p text:style-name="P10"><text:span text:style-name="T4">NumDynEntry: 5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338cm" svg:x="4.36cm" svg:y="21.6cm">
          <text:p text:style-name="P10"><text:span text:style-name="T4">dynsym index: 0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338cm" svg:x="4.359cm" svg:y="21.899cm">
          <text:p text:style-name="P10"><text:span text:style-name="T4">dynsym index: 1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338cm" svg:x="4.358cm" svg:y="22.198cm">
          <text:p text:style-name="P10"><text:span text:style-name="T4">dynsym index: 10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338cm" svg:x="4.357cm" svg:y="22.497cm">
          <text:p text:style-name="P10"><text:span text:style-name="T4">dynsym index: 18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338cm" svg:x="4.356cm" svg:y="22.796cm">
          <text:p text:style-name="P10"><text:span text:style-name="T4">dynsym index: 21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338cm" svg:x="4.355cm" svg:y="23.095cm">
          <text:p text:style-name="P10"><text:span text:style-name="T4">0: la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338cm" svg:x="4.354cm" svg:y="24.294cm">
          <text:p text:style-name="P10"><text:span text:style-name="T4">e4: dummy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338cm" svg:x="4.354cm" svg:y="23.994cm">
          <text:p text:style-name="P10"><text:span text:style-name="T4">74: _Z3barv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338cm" svg:x="4.354cm" svg:y="23.694cm">
          <text:p text:style-name="P10"><text:span text:style-name="T4">3c: _Z3fooii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338cm" svg:x="4.354cm" svg:y="23.394cm">
          <text:p text:style-name="P10"><text:span text:style-name="T4">0: __tls_get_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1.872cm" svg:x="4.353cm" svg:y="24.593cm">
          <text:p text:style-name="P10"><text:span text:style-name="T4">\0__tls_get_addr\0</text:span></text:p>
          <text:p text:style-name="P10"><text:span text:style-name="T4">_Z2laii\0_Z3fooii\0</text:span></text:p>
          <text:p text:style-name="P10"><text:span text:style-name="T4">_Z3barv\0_GLOBAL_</text:span></text:p>
          <text:p text:style-name="P10"><text:span text:style-name="T4">OFFSET_TABLE_\0_</text:span></text:p>
          <text:p text:style-name="P10"><text:span text:style-name="T4">DYNAMIC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2cm" svg:y="10.935cm">
          <text:p text:style-name="P10"><text:span text:style-name="T8"><text:s/></text:span><text:span text:style-name="T8">d84</text:span><text:span text:style-name="T9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7" draw:id="id7" draw:layer="layout" svg:width="4.13cm" svg:height="0.402cm" svg:x="4.362cm" svg:y="10.335cm">
          <text:p text:style-name="P10"><text:span text:style-name="T9"><text:s/></text:span><text:span text:style-name="T9">d</text:span><text:span text:style-name="T10">68</text:span><text:span text:style-name="T9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2cm" svg:y="10.535cm">
          <text:p text:style-name="P10"><text:span text:style-name="T9"><text:s/></text:span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2cm" svg:y="11.135cm">
          <text:p text:style-name="P10"><text:span text:style-name="T9"><text:s/></text:span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8" draw:id="id8" draw:layer="layout" svg:width="4.13cm" svg:height="0.402cm" svg:x="4.362cm" svg:y="5.035cm">
          <text:p text:style-name="P10"><text:span text:style-name="T1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073cm" svg:x="4.368cm" svg:y="7.069cm">
          <text:p text:style-name="P8"><text:span text:style-name="T1"/></text:p>
          <text:p text:style-name="P8"><text:span text:style-name="T2"><text:s text:c="2"/></text:span><text:span text:style-name="T2">30: </text:span><text:span text:style-name="T1">addiu $t9, $zero, 4</text:span></text:p>
          <text:p text:style-name="P8"><text:span text:style-name="T2"><text:s text:c="2"/></text:span><text:span text:style-name="T2">34: </text:span><text:span text:style-name="T1">st $t9, 0($gp)</text:span></text:p>
          <text:p text:style-name="P8"><text:span text:style-name="T2"><text:s text:c="2"/></text:span><text:span text:style-name="T2">38: </text:span><text:span text:style-name="T1">ld $t9, 16($gp)</text:span></text:p>
          <text:p text:style-name="P8"><text:span text:style-name="T2"><text:s text:c="2"/></text:span></text:p>
        </draw:rect>
        <draw:custom-shape draw:style-name="gr10" draw:text-style-name="P11" draw:layer="layout" svg:width="4.13cm" svg:height="0.402cm" svg:x="4.362cm" svg:y="7.035cm">
          <text:p text:style-name="P10"><text:span text:style-name="T1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381cm" svg:x="4.362cm" svg:y="11.571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419cm" svg:x="4.361cm" svg:y="9.101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381cm" svg:x="4.361cm" svg:y="11.97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xml:id="id12" draw:id="id12" draw:layer="layout" svg:width="4.13cm" svg:height="0.431cm" svg:x="4.361cm" svg:y="9.47cm">
          <text:p text:style-name="P10"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419cm" svg:x="4.36cm" svg:y="9.9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0" draw:id="id10" draw:layer="layout" svg:width="4.13cm" svg:height="0.402cm" svg:x="4.362cm" svg:y="3.035cm">
          <text:p text:style-name="P10"><text:span text:style-name="T1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9" draw:id="id9" draw:layer="layout" svg:width="4.13cm" svg:height="0.402cm" svg:x="4.362cm" svg:y="6.635cm">
          <text:p text:style-name="P10"><text:span text:style-name="T11"><text:s text:c="2"/></text:span><text:span text:style-name="T11">2c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2cm" svg:y="8.635cm">
          <text:p text:style-name="P10"><text:span text:style-name="T11"><text:s text:c="2"/></text:span><text:span text:style-name="T11">3c: ret $t9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4.362cm" svg:y1="10.536cm" svg:x2="4.362cm" svg:y2="5.236cm" draw:start-shape="id7" draw:start-glue-point="3" draw:end-shape="id8" draw:end-glue-point="3" svg:d="m4362 10536c-750 0-750-5300 0-5300" svg:viewBox="0 0 563 5301">
          <text:p/>
        </draw:connector>
        <draw:connector draw:style-name="gr15" draw:text-style-name="P4" draw:layer="layout" draw:type="curve" svg:x1="4.362cm" svg:y1="6.836cm" svg:x2="4.362cm" svg:y2="3.236cm" draw:start-shape="id9" draw:start-glue-point="3" draw:end-shape="id10" draw:end-glue-point="3" svg:d="m4362 6836c-750 0-750-3600 0-3600" svg:viewBox="0 0 563 3601">
          <text:p/>
        </draw:connector>
        <draw:custom-shape draw:style-name="gr10" draw:text-style-name="P4" xml:id="id11" draw:id="id11" draw:layer="layout" svg:width="4.13cm" svg:height="0.402cm" svg:x="4.362cm" svg:y="4.535cm">
          <text:p><text:span text:style-name="T11"><text:s text:c="2"/></text:span><text:span text:style-name="T11">1c: jmp dynamic_linke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8.492cm" svg:y1="4.736cm" svg:x2="8.491cm" svg:y2="9.685cm" draw:start-shape="id11" draw:start-glue-point="1" draw:end-shape="id12" draw:end-glue-point="1" svg:d="m8492 4736c750 0 750 4949-1 4949" svg:viewBox="0 0 564 4950">
          <text:p/>
        </draw:connector>
        <draw:frame draw:style-name="gr2" draw:text-style-name="P3" draw:layer="layout" svg:width="0.635cm" svg:height="0.607cm" svg:x="3.286cm" svg:y="7.886cm">
          <draw:text-box>
            <text:p text:style-name="P8"><text:span text:style-name="T4">1</text:span></text:p>
          </draw:text-box>
        </draw:frame>
        <draw:frame draw:style-name="gr2" draw:text-style-name="P3" draw:layer="layout" svg:width="0.635cm" svg:height="0.607cm" svg:x="3.286cm" svg:y="4.711cm">
          <draw:text-box>
            <text:p text:style-name="P8"><text:span text:style-name="T4">2</text:span></text:p>
          </draw:text-box>
        </draw:frame>
        <draw:frame draw:style-name="gr2" draw:text-style-name="P3" draw:layer="layout" svg:width="0.635cm" svg:height="0.607cm" svg:x="8.62cm" svg:y="6.743cm">
          <draw:text-box>
            <text:p text:style-name="P8"><text:span text:style-name="T4">3</text:span></text:p>
          </draw:text-box>
        </draw:frame>
        <draw:custom-shape draw:style-name="gr11" draw:text-style-name="P4" draw:layer="layout" svg:width="0.381cm" svg:height="1.778cm" svg:x="3.922cm" svg:y="24.6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398cm" svg:y="25.129cm">
          <draw:text-box>
            <text:p><text:span text:style-name="T4">dynstr</text:span></text:p>
          </draw:text-box>
        </draw:frame>
        <draw:custom-shape draw:style-name="gr11" draw:text-style-name="P4" draw:layer="layout" svg:width="0.381cm" svg:height="1.474cm" svg:x="3.923cm" svg:y="23.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5cm" svg:y="23.528cm">
          <draw:text-box>
            <text:p><text:span text:style-name="T4">Function offset</text:span></text:p>
          </draw:text-box>
        </draw:frame>
        <draw:custom-shape draw:style-name="gr11" draw:text-style-name="P4" draw:layer="layout" svg:width="0.381cm" svg:height="1.474cm" svg:x="3.924cm" svg:y="21.6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6cm" svg:y="22.027cm">
          <draw:text-box>
            <text:p><text:span text:style-name="T4">Dynsym index</text:span></text:p>
          </draw:text-box>
        </draw:frame>
      </draw:page>
      <draw:page draw:name="page3" draw:style-name="dp1" draw:master-page-name="Default">
        <draw:frame draw:style-name="gr6" draw:text-style-name="P5" draw:layer="layout" svg:width="2.139cm" svg:height="0.762cm" svg:x="2.27cm" svg:y="2.143cm">
          <draw:text-box>
            <text:p text:style-name="P9"><text:span text:style-name="T5">memory</text:span></text:p>
          </draw:text-box>
        </draw:frame>
        <draw:frame draw:style-name="gr6" draw:text-style-name="P5" draw:layer="layout" svg:width="2.139cm" svg:height="0.762cm" svg:x="10.144cm" svg:y="2.316cm">
          <draw:text-box>
            <text:p text:style-name="P9"><text:span text:style-name="T5">flash</text:span></text:p>
          </draw:text-box>
        </draw:frame>
        <draw:rect draw:style-name="gr1" draw:text-style-name="P14" draw:layer="layout" svg:width="4.191cm" svg:height="2.413cm" svg:x="11.922cm" svg:y="2.951cm">
          <text:p text:style-name="P13"><text:span text:style-name="T4">la:</text:span></text:p>
          <text:p text:style-name="P13"><text:span text:style-name="T4">…</text:span></text:p>
          <text:p text:style-name="P13"><text:span text:style-name="T4">...</text:span></text:p>
          <text:p text:style-name="P12"><text:span text:style-name="T4"/></text:p>
        </draw:rect>
        <draw:rect draw:style-name="gr1" draw:text-style-name="P14" draw:layer="layout" svg:width="4.191cm" svg:height="2.413cm" svg:x="11.923cm" svg:y="5.352cm">
          <text:p text:style-name="P13"><text:span text:style-name="T4">foo:</text:span></text:p>
          <text:p text:style-name="P13"><text:span text:style-name="T4">…</text:span></text:p>
          <text:p text:style-name="P13"><text:span text:style-name="T4">...</text:span></text:p>
          <text:p text:style-name="P12"><text:span text:style-name="T4"/></text:p>
        </draw:rect>
        <draw:rect draw:style-name="gr1" draw:text-style-name="P14" draw:layer="layout" svg:width="4.191cm" svg:height="3.326cm" svg:x="11.924cm" svg:y="7.753cm">
          <text:p text:style-name="P13"><text:span text:style-name="T4">bar:</text:span></text:p>
          <text:p text:style-name="P13"><text:span text:style-name="T4">…</text:span></text:p>
          <text:p text:style-name="P13"><text:span text:style-name="T4">ld $t9, 1c(gp)</text:span></text:p>
          <text:p text:style-name="P13"><text:span text:style-name="T4">jalr $t9</text:span></text:p>
          <text:p text:style-name="P13"><text:span text:style-name="T4">…</text:span></text:p>
          <text:p text:style-name="P13"><text:span text:style-name="T4">ld $t9, 18(gp)</text:span></text:p>
          <text:p text:style-name="P8"><text:span text:style-name="T6">j</text:span><text:span text:style-name="T7">alr $t9</text:span></text:p>
          <text:p text:style-name="P13"><text:span text:style-name="T4">...</text:span></text:p>
          <text:p text:style-name="P12"><text:span text:style-name="T4"/></text:p>
        </draw:rect>
        <draw:frame draw:style-name="gr6" draw:text-style-name="P3" draw:layer="layout" svg:width="1.377cm" svg:height="0.762cm" svg:x="7.151cm" svg:y="7.096cm">
          <draw:text-box>
            <text:p><text:span text:style-name="T4">main</text:span></text:p>
          </draw:text-box>
        </draw:frame>
        <draw:rect draw:style-name="gr1" draw:text-style-name="P1" draw:layer="layout" svg:width="4.125cm" svg:height="2.073cm" svg:x="4.369cm" svg:y="17.867cm">
          <text:p text:style-name="P8"><text:span text:style-name="T1"/></text:p>
          <text:p text:style-name="P8"><text:span text:style-name="T2"><text:s text:c="2"/></text:span><text:span text:style-name="T2">...</text:span></text:p>
          <text:p text:style-name="P8"><text:span text:style-name="T2"><text:s text:c="2"/></text:span></text:p>
        </draw:rect>
        <draw:custom-shape draw:style-name="gr5" draw:text-style-name="P11" draw:layer="layout" svg:width="4.13cm" svg:height="0.419cm" svg:x="4.362cm" svg:y="5.299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xml:id="id13" draw:id="id13" draw:layer="layout" svg:width="4.13cm" svg:height="0.431cm" svg:x="4.362cm" svg:y="5.668cm">
          <text:p text:style-name="P10"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419cm" svg:x="4.361cm" svg:y="6.098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3cm" svg:y="19.433cm">
          <text:p text:style-name="P10"><text:span text:style-name="T11"><text:s text:c="2"/></text:span><text:span text:style-name="T1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9cm" svg:y="6.873cm">
          <text:p text:style-name="P9"><text:span text:style-name="T3"><text:s text:c="2"/></text:span></text:p>
        </draw:rect>
        <draw:custom-shape draw:style-name="gr10" draw:text-style-name="P11" xml:id="id15" draw:id="id15" draw:layer="layout" svg:width="4.13cm" svg:height="0.402cm" svg:x="4.363cm" svg:y="7.531cm">
          <text:p text:style-name="P10"><text:span text:style-name="T8"><text:s/></text:span><text:span text:style-name="T8">d84</text:span><text:span text:style-name="T9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3cm" svg:y="6.931cm">
          <text:p text:style-name="P10"><text:span text:style-name="T9"><text:s/></text:span><text:span text:style-name="T9">d</text:span><text:span text:style-name="T10">68</text:span><text:span text:style-name="T9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3cm" svg:y="7.131cm">
          <text:p text:style-name="P10"><text:span text:style-name="T9"><text:s/></text:span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3cm" svg:y="7.731cm">
          <text:p text:style-name="P10"><text:span text:style-name="T9"><text:s/></text:span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419cm" svg:x="4.361cm" svg:y="6.496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129cm" svg:x="3.924cm" svg:y="6.9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2cm" svg:y="7.094cm">
          <draw:text-box>
            <text:p text:style-name="P8"><text:span text:style-name="T4">main</text:span></text:p>
          </draw:text-box>
        </draw:frame>
        <draw:connector draw:style-name="gr15" draw:text-style-name="P4" draw:layer="layout" draw:type="curve" svg:x1="4.362cm" svg:y1="5.883cm" svg:x2="4.364cm" svg:y2="20.135cm" draw:start-shape="id13" draw:start-glue-point="3" draw:end-shape="id14" draw:end-glue-point="3" svg:d="m4362 5883c-751 0-752 14252 2 14252" svg:viewBox="0 0 566 14253">
          <text:p/>
        </draw:connector>
        <draw:custom-shape draw:style-name="gr10" draw:text-style-name="P11" draw:layer="layout" svg:width="4.13cm" svg:height="0.402cm" svg:x="4.364cm" svg:y="8.734cm">
          <text:p text:style-name="P10"><text:span text:style-name="T11"><text:s text:c="2"/></text:span><text:span text:style-name="T1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1cm" svg:y="8.326cm">
          <draw:text-box>
            <text:p text:style-name="P8"><text:span text:style-name="T4">gp --------------&gt;</text:span></text:p>
          </draw:text-box>
        </draw:frame>
        <draw:frame draw:style-name="gr7" draw:text-style-name="P3" draw:layer="layout" svg:width="2.883cm" svg:height="0.607cm" svg:x="1.837cm" svg:y="9.333cm">
          <draw:text-box>
            <text:p text:style-name="P8"><text:span text:style-name="T4">gp +16+3*4 ---&gt;</text:span></text:p>
          </draw:text-box>
        </draw:frame>
        <draw:frame draw:style-name="gr12" draw:text-style-name="P3" draw:layer="layout" svg:width="2.894cm" svg:height="0.635cm" svg:x="1.837cm" svg:y="9.731cm">
          <draw:text-box>
            <text:p text:style-name="P8"><text:span text:style-name="T4">gp +16+4*4 ---&gt;</text:span></text:p>
          </draw:text-box>
        </draw:frame>
        <draw:custom-shape draw:style-name="gr5" draw:text-style-name="P11" draw:layer="layout" svg:width="4.13cm" svg:height="0.457cm" svg:x="4.365cm" svg:y="11.185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1.894cm" svg:x="4.365cm" svg:y="11.642cm">
          <text:p text:style-name="P10"><text:span text:style-name="T4"/></text:p>
          <text:p text:style-name="P10"><text:span text:style-name="T4"><text:s text:c="2"/></text:span><text:span text:style-name="T4">addiu $t9, $zero, 1;</text:span></text:p>
          <text:p text:style-name="P10"><text:span text:style-name="T4"><text:s text:c="2"/></text:span><text:span text:style-name="T4">st $t9, 0($gp); </text:span></text:p>
          <text:p text:style-name="P10"><text:span text:style-name="T4"><text:s text:c="2"/></text:span><text:span text:style-name="T4">ld $t9, 16($gp); </text:span></text:p>
          <text:p text:style-name="P10"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9.964cm">
          <text:p text:style-name="P12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5cm" svg:y="9.237cm">
          <text:p text:style-name="P12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9.629cm">
          <text:p text:style-name="P12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392cm" svg:x="4.365cm" svg:y="8.902cm">
          <text:p text:style-name="P10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462cm" svg:x="4.365cm" svg:y="10.342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6cm" svg:y="10.853cm">
          <draw:text-box>
            <text:p text:style-name="P8"><text:span text:style-name="T4">gpPlt --------------------&gt;</text:span></text:p>
          </draw:text-box>
        </draw:frame>
        <draw:frame draw:style-name="gr7" draw:text-style-name="P3" draw:layer="layout" svg:width="4.298cm" svg:height="0.607cm" svg:x="0.93cm" svg:y="11.391cm">
          <draw:text-box>
            <text:p text:style-name="P8"><text:span text:style-name="T4">gpPlt +16+2*8'h10 ---&gt;</text:span></text:p>
          </draw:text-box>
        </draw:frame>
        <draw:frame draw:style-name="gr2" draw:text-style-name="P3" draw:layer="layout" svg:width="3.79cm" svg:height="0.607cm" svg:x="0.894cm" svg:y="13.209cm">
          <draw:text-box>
            <text:p text:style-name="P8"><text:span text:style-name="T4">gpPlt +16+3*8'h10 ---&gt;</text:span></text:p>
          </draw:text-box>
        </draw:frame>
        <draw:custom-shape draw:style-name="gr5" draw:text-style-name="P11" draw:layer="layout" svg:width="4.131cm" svg:height="0.443cm" svg:x="4.364cm" svg:y="10.75cm">
          <text:p text:style-name="P10"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4cm" svg:y="8.93cm">
          <draw:text-box>
            <text:p text:style-name="P8"><text:span text:style-name="T4">gp +16+2*4 ---&gt;</text:span></text:p>
          </draw:text-box>
        </draw:frame>
        <draw:custom-shape draw:style-name="gr5" draw:text-style-name="P11" draw:layer="layout" svg:width="4.13cm" svg:height="1.899cm" svg:x="4.365cm" svg:y="13.542cm">
          <text:p text:style-name="P10"><text:span text:style-name="T4"/></text:p>
          <text:p text:style-name="P10"><text:span text:style-name="T4"><text:s text:c="2"/></text:span><text:span text:style-name="T4">addiu $t9, $zero, 2;</text:span></text:p>
          <text:p text:style-name="P10"><text:span text:style-name="T4"><text:s text:c="2"/></text:span><text:span text:style-name="T4">st $t9, 0($gp); </text:span></text:p>
          <text:p text:style-name="P10"><text:span text:style-name="T4"><text:s text:c="2"/></text:span><text:span text:style-name="T4">ld $t9, 16($gp); </text:span></text:p>
          <text:p text:style-name="P10"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1.899cm" svg:x="4.365cm" svg:y="15.443cm">
          <text:p text:style-name="P10"><text:span text:style-name="T4"/></text:p>
          <text:p text:style-name="P10"><text:span text:style-name="T4"><text:s text:c="2"/></text:span><text:span text:style-name="T4">addiu $t9, $zero, 2;</text:span></text:p>
          <text:p text:style-name="P10"><text:span text:style-name="T4"><text:s text:c="2"/></text:span><text:span text:style-name="T4">st $t9, 0($gp); </text:span></text:p>
          <text:p text:style-name="P10"><text:span text:style-name="T4"><text:s text:c="2"/></text:span><text:span text:style-name="T4">ld $t9, 16($gp); </text:span></text:p>
          <text:p text:style-name="P10"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4cm" svg:y="11.631cm">
          <text:p text:style-name="P10"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4cm" svg:y="13.531cm">
          <text:p text:style-name="P10"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4cm" svg:y="15.431cm">
          <text:p text:style-name="P10"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635cm" svg:x="4.364cm" svg:y="17.298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381cm" svg:x="4.364cm" svg:y="8.167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381cm" svg:x="4.363cm" svg:y="8.566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7cm" svg:y="19.868cm">
          <text:p text:style-name="P8"><text:span text:style-name="T2"/></text:p>
          <text:p text:style-name="P8"><text:span text:style-name="T2"><text:s text:c="2"/></text:span></text:p>
        </draw:rect>
        <draw:custom-shape draw:style-name="gr10" draw:text-style-name="P11" xml:id="id17" draw:id="id17" draw:layer="layout" svg:width="4.13cm" svg:height="0.402cm" svg:x="4.364cm" svg:y="17.934cm">
          <text:p text:style-name="P10"><text:span text:style-name="T11">foo: 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4cm" svg:y="19.434cm">
          <text:p text:style-name="P10"><text:span text:style-name="T11"><text:s text:c="2"/></text:span><text:span text:style-name="T1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4" draw:id="id14" draw:layer="layout" svg:width="4.13cm" svg:height="0.402cm" svg:x="4.364cm" svg:y="19.934cm">
          <text:p text:style-name="P10"><text:span text:style-name="T1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4cm" svg:y="21.734cm">
          <text:p text:style-name="P10"><text:span text:style-name="T11"><text:s text:c="2"/></text:span><text:span text:style-name="T11">ret $l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8.493cm" svg:y1="7.732cm" svg:x2="8.492cm" svg:y2="5.883cm" draw:start-shape="id15" draw:start-glue-point="1" draw:end-shape="id13" draw:end-glue-point="1" svg:d="m8493 7732c750 0 750-1849-1-1849" svg:viewBox="0 0 564 1850">
          <text:p/>
        </draw:connector>
        <draw:custom-shape draw:style-name="gr10" draw:text-style-name="P11" xml:id="id16" draw:id="id16" draw:layer="layout" svg:width="4.13cm" svg:height="0.402cm" svg:x="4.364cm" svg:y="20.534cm">
          <text:p text:style-name="P10"><text:span text:style-name="T11"><text:s text:c="2"/></text:span><text:span text:style-name="T11">ld $t9, 28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4cm" svg:y="20.834cm">
          <text:p text:style-name="P10"><text:span text:style-name="T11"><text:s text:c="2"/></text:span><text:span text:style-name="T1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4cm" svg:y="20.234cm">
          <text:p text:style-name="P10"><text:span text:style-name="T11"><text:s text:c="2"/></text:span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4cm" svg:y="21.034cm">
          <text:p text:style-name="P10"><text:span text:style-name="T11"><text:s text:c="2"/></text:span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4cm" svg:y="21.434cm">
          <text:p text:style-name="P10"><text:span text:style-name="T11"><text:s text:c="2"/></text:span><text:span text:style-name="T11">ld $t9, 24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8cm" svg:y="7.885cm">
          <draw:text-box>
            <text:p text:style-name="P8"><text:span text:style-name="T4">2</text:span></text:p>
          </draw:text-box>
        </draw:frame>
        <draw:connector draw:style-name="gr15" draw:text-style-name="P4" draw:layer="layout" draw:type="curve" svg:x1="8.494cm" svg:y1="20.735cm" svg:x2="8.494cm" svg:y2="18.135cm" draw:start-shape="id16" draw:start-glue-point="1" draw:end-shape="id17" draw:end-glue-point="1" svg:d="m8494 20735c750 0 750-2600 0-2600" svg:viewBox="0 0 564 2601">
          <text:p/>
        </draw:connector>
        <draw:frame draw:style-name="gr2" draw:text-style-name="P3" draw:layer="layout" svg:width="0.635cm" svg:height="0.607cm" svg:x="8.89cm" svg:y="19.087cm">
          <draw:text-box>
            <text:p text:style-name="P8"><text:span text:style-name="T4">3</text:span></text:p>
          </draw:text-box>
        </draw:frame>
        <draw:frame draw:style-name="gr2" draw:text-style-name="P3" draw:layer="layout" svg:width="2.413cm" svg:height="0.607cm" svg:x="2.216cm" svg:y="17.637cm">
          <draw:text-box>
            <text:p text:style-name="P8"><text:span text:style-name="T4">0x40000 ---&gt;</text:span></text:p>
          </draw:text-box>
        </draw:frame>
        <draw:frame draw:style-name="gr2" draw:text-style-name="P3" draw:layer="layout" svg:width="2.413cm" svg:height="0.607cm" svg:x="1.917cm" svg:y="19.538cm">
          <draw:text-box>
            <text:p text:style-name="P8"><text:span text:style-name="T4">0x40038 ---&gt;</text:span></text:p>
          </draw:text-box>
        </draw:frame>
        <draw:frame draw:style-name="gr2" draw:text-style-name="P3" draw:layer="layout" svg:width="0.635cm" svg:height="0.607cm" svg:x="8.889cm" svg:y="6.486cm">
          <draw:text-box>
            <text:p text:style-name="P8"><text:span text:style-name="T4">1</text:span></text:p>
          </draw:text-box>
        </draw:frame>
      </draw:page>
      <draw:page draw:name="page4" draw:style-name="dp1" draw:master-page-name="Default">
        <draw:frame draw:style-name="gr6" draw:text-style-name="P5" draw:layer="layout" svg:width="2.139cm" svg:height="0.762cm" svg:x="2.27cm" svg:y="2.143cm">
          <draw:text-box>
            <text:p text:style-name="P9"><text:span text:style-name="T5">memory</text:span></text:p>
          </draw:text-box>
        </draw:frame>
        <draw:frame draw:style-name="gr6" draw:text-style-name="P5" draw:layer="layout" svg:width="2.139cm" svg:height="0.762cm" svg:x="10.144cm" svg:y="2.316cm">
          <draw:text-box>
            <text:p text:style-name="P9"><text:span text:style-name="T5">flash</text:span></text:p>
          </draw:text-box>
        </draw:frame>
        <draw:rect draw:style-name="gr1" draw:text-style-name="P14" draw:layer="layout" svg:width="4.191cm" svg:height="2.413cm" svg:x="11.922cm" svg:y="2.951cm">
          <text:p text:style-name="P13"><text:span text:style-name="T4">la:</text:span></text:p>
          <text:p text:style-name="P13"><text:span text:style-name="T4">…</text:span></text:p>
          <text:p text:style-name="P13"><text:span text:style-name="T4">...</text:span></text:p>
          <text:p text:style-name="P12"><text:span text:style-name="T4"/></text:p>
        </draw:rect>
        <draw:rect draw:style-name="gr1" draw:text-style-name="P14" draw:layer="layout" svg:width="4.191cm" svg:height="2.413cm" svg:x="11.923cm" svg:y="5.352cm">
          <text:p text:style-name="P13"><text:span text:style-name="T4">foo:</text:span></text:p>
          <text:p text:style-name="P13"><text:span text:style-name="T4">…</text:span></text:p>
          <text:p text:style-name="P13"><text:span text:style-name="T4">...</text:span></text:p>
          <text:p text:style-name="P12"><text:span text:style-name="T4"/></text:p>
        </draw:rect>
        <draw:rect draw:style-name="gr1" draw:text-style-name="P14" draw:layer="layout" svg:width="4.191cm" svg:height="3.326cm" svg:x="11.924cm" svg:y="7.753cm">
          <text:p text:style-name="P13"><text:span text:style-name="T4">bar:</text:span></text:p>
          <text:p text:style-name="P13"><text:span text:style-name="T4">…</text:span></text:p>
          <text:p text:style-name="P13"><text:span text:style-name="T4">ld $t9, 1c(gp)</text:span></text:p>
          <text:p text:style-name="P13"><text:span text:style-name="T4">jalr $t9</text:span></text:p>
          <text:p text:style-name="P13"><text:span text:style-name="T4">…</text:span></text:p>
          <text:p text:style-name="P13"><text:span text:style-name="T4">ld $t9, 18(gp)</text:span></text:p>
          <text:p text:style-name="P8"><text:span text:style-name="T6">j</text:span><text:span text:style-name="T7">alr $t9</text:span></text:p>
          <text:p text:style-name="P13"><text:span text:style-name="T4">...</text:span></text:p>
          <text:p text:style-name="P12"><text:span text:style-name="T4"/></text:p>
        </draw:rect>
        <draw:rect draw:style-name="gr1" draw:text-style-name="P1" draw:layer="layout" svg:width="4.125cm" svg:height="2.073cm" svg:x="4.368cm" svg:y="17.869cm">
          <text:p text:style-name="P8"><text:span text:style-name="T1"/></text:p>
          <text:p text:style-name="P8"><text:span text:style-name="T2"><text:s text:c="2"/></text:span><text:span text:style-name="T2">...</text:span></text:p>
          <text:p text:style-name="P8"><text:span text:style-name="T2"><text:s text:c="2"/></text:span></text:p>
        </draw:rect>
        <draw:custom-shape draw:style-name="gr10" draw:text-style-name="P11" draw:layer="layout" svg:width="4.13cm" svg:height="0.402cm" svg:x="4.362cm" svg:y="17.835cm">
          <text:p text:style-name="P10"><text:span text:style-name="T11">foo: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419cm" svg:x="4.361cm" svg:y="5.301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xml:id="id18" draw:id="id18" draw:layer="layout" svg:width="4.13cm" svg:height="0.431cm" svg:x="4.361cm" svg:y="5.67cm">
          <text:p text:style-name="P10"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419cm" svg:x="4.36cm" svg:y="6.1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2cm" svg:y="19.435cm">
          <text:p text:style-name="P10"><text:span text:style-name="T11"><text:s text:c="2"/></text:span><text:span text:style-name="T1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8cm" svg:y="6.875cm">
          <text:p text:style-name="P9"><text:span text:style-name="T3"><text:s text:c="2"/></text:span></text:p>
        </draw:rect>
        <draw:custom-shape draw:style-name="gr10" draw:text-style-name="P11" xml:id="id20" draw:id="id20" draw:layer="layout" svg:width="4.13cm" svg:height="0.402cm" svg:x="4.362cm" svg:y="7.533cm">
          <text:p text:style-name="P10"><text:span text:style-name="T8"><text:s/></text:span><text:span text:style-name="T8">d84</text:span><text:span text:style-name="T9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2cm" svg:y="6.933cm">
          <text:p text:style-name="P10"><text:span text:style-name="T9"><text:s/></text:span><text:span text:style-name="T9">d</text:span><text:span text:style-name="T10">68</text:span><text:span text:style-name="T9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2cm" svg:y="7.133cm">
          <text:p text:style-name="P10"><text:span text:style-name="T9"><text:s/></text:span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2cm" svg:y="7.733cm">
          <text:p text:style-name="P10"><text:span text:style-name="T9"><text:s/></text:span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419cm" svg:x="4.36cm" svg:y="6.498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129cm" svg:x="3.923cm" svg:y="6.9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1cm" svg:y="7.096cm">
          <draw:text-box>
            <text:p text:style-name="P8"><text:span text:style-name="T4">main</text:span></text:p>
          </draw:text-box>
        </draw:frame>
        <draw:connector draw:style-name="gr15" draw:text-style-name="P4" draw:layer="layout" draw:type="curve" svg:x1="4.361cm" svg:y1="5.885cm" svg:x2="4.363cm" svg:y2="20.137cm" draw:start-shape="id18" draw:start-glue-point="3" draw:end-shape="id19" draw:end-glue-point="3" svg:d="m4361 5885c-751 0-752 14252 2 14252" svg:viewBox="0 0 566 14253">
          <text:p/>
        </draw:connector>
        <draw:custom-shape draw:style-name="gr10" draw:text-style-name="P11" draw:layer="layout" svg:width="4.13cm" svg:height="0.402cm" svg:x="4.363cm" svg:y="8.736cm">
          <text:p text:style-name="P10"><text:span text:style-name="T11"><text:s text:c="2"/></text:span><text:span text:style-name="T1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09cm" svg:y="8.328cm">
          <draw:text-box>
            <text:p text:style-name="P8"><text:span text:style-name="T4">gp --------------&gt;</text:span></text:p>
          </draw:text-box>
        </draw:frame>
        <draw:frame draw:style-name="gr7" draw:text-style-name="P3" draw:layer="layout" svg:width="2.883cm" svg:height="0.607cm" svg:x="1.836cm" svg:y="9.335cm">
          <draw:text-box>
            <text:p text:style-name="P8"><text:span text:style-name="T4">gp +16+3*4 ---&gt;</text:span></text:p>
          </draw:text-box>
        </draw:frame>
        <draw:frame draw:style-name="gr12" draw:text-style-name="P3" draw:layer="layout" svg:width="2.894cm" svg:height="0.635cm" svg:x="1.836cm" svg:y="9.733cm">
          <draw:text-box>
            <text:p text:style-name="P8"><text:span text:style-name="T4">gp +16+4*4 ---&gt;</text:span></text:p>
          </draw:text-box>
        </draw:frame>
        <draw:custom-shape draw:style-name="gr5" draw:text-style-name="P11" draw:layer="layout" svg:width="4.13cm" svg:height="0.457cm" svg:x="4.364cm" svg:y="11.187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1.894cm" svg:x="4.364cm" svg:y="11.644cm">
          <text:p text:style-name="P10"><text:span text:style-name="T4"/></text:p>
          <text:p text:style-name="P10"><text:span text:style-name="T4"><text:s text:c="2"/></text:span><text:span text:style-name="T4">addiu $t9, $zero, 1;</text:span></text:p>
          <text:p text:style-name="P10"><text:span text:style-name="T4"><text:s text:c="2"/></text:span><text:span text:style-name="T4">st $t9, 0($gp); </text:span></text:p>
          <text:p text:style-name="P10"><text:span text:style-name="T4"><text:s text:c="2"/></text:span><text:span text:style-name="T4">ld $t9, 16($gp); </text:span></text:p>
          <text:p text:style-name="P10"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4cm" svg:y="9.966cm">
          <text:p text:style-name="P12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4cm" svg:y="9.239cm">
          <text:p text:style-name="P12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4cm" svg:y="9.631cm">
          <text:p text:style-name="P12"><text:span text:style-name="T4">Plt foo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392cm" svg:x="4.364cm" svg:y="8.904cm">
          <text:p text:style-name="P10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462cm" svg:x="4.364cm" svg:y="10.344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5cm" svg:y="10.855cm">
          <draw:text-box>
            <text:p text:style-name="P8"><text:span text:style-name="T4">gpPlt --------------------&gt;</text:span></text:p>
          </draw:text-box>
        </draw:frame>
        <draw:frame draw:style-name="gr7" draw:text-style-name="P3" draw:layer="layout" svg:width="4.298cm" svg:height="0.607cm" svg:x="0.929cm" svg:y="11.393cm">
          <draw:text-box>
            <text:p text:style-name="P8"><text:span text:style-name="T4">gpPlt +16+2*8'h10 ---&gt;</text:span></text:p>
          </draw:text-box>
        </draw:frame>
        <draw:frame draw:style-name="gr2" draw:text-style-name="P3" draw:layer="layout" svg:width="3.79cm" svg:height="0.607cm" svg:x="0.893cm" svg:y="13.211cm">
          <draw:text-box>
            <text:p text:style-name="P8"><text:span text:style-name="T4">gpPlt +16+3*8'h10 ---&gt;</text:span></text:p>
          </draw:text-box>
        </draw:frame>
        <draw:custom-shape draw:style-name="gr5" draw:text-style-name="P11" draw:layer="layout" svg:width="4.131cm" svg:height="0.443cm" svg:x="4.363cm" svg:y="10.752cm">
          <text:p text:style-name="P10"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3cm" svg:y="8.932cm">
          <draw:text-box>
            <text:p text:style-name="P8"><text:span text:style-name="T4">gp +16+2*4 ---&gt;</text:span></text:p>
          </draw:text-box>
        </draw:frame>
        <draw:custom-shape draw:style-name="gr5" draw:text-style-name="P11" draw:layer="layout" svg:width="4.13cm" svg:height="1.899cm" svg:x="4.364cm" svg:y="13.544cm">
          <text:p text:style-name="P10"><text:span text:style-name="T4"/></text:p>
          <text:p text:style-name="P10"><text:span text:style-name="T4"><text:s text:c="2"/></text:span><text:span text:style-name="T4">addiu $t9, $zero, 2;</text:span></text:p>
          <text:p text:style-name="P10"><text:span text:style-name="T4"><text:s text:c="2"/></text:span><text:span text:style-name="T4">st $t9, 0($gp); </text:span></text:p>
          <text:p text:style-name="P10"><text:span text:style-name="T4"><text:s text:c="2"/></text:span><text:span text:style-name="T4">ld $t9, 16($gp); </text:span></text:p>
          <text:p text:style-name="P10"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1.899cm" svg:x="4.364cm" svg:y="15.445cm">
          <text:p text:style-name="P10"><text:span text:style-name="T4"/></text:p>
          <text:p text:style-name="P10"><text:span text:style-name="T4"><text:s text:c="2"/></text:span><text:span text:style-name="T4">addiu $t9, $zero, 2;</text:span></text:p>
          <text:p text:style-name="P10"><text:span text:style-name="T4"><text:s text:c="2"/></text:span><text:span text:style-name="T4">st $t9, 0($gp); </text:span></text:p>
          <text:p text:style-name="P10"><text:span text:style-name="T4"><text:s text:c="2"/></text:span><text:span text:style-name="T4">ld $t9, 16($gp); </text:span></text:p>
          <text:p text:style-name="P10"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3cm" svg:y="11.633cm">
          <text:p text:style-name="P10"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3cm" svg:y="13.533cm">
          <text:p text:style-name="P10"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3cm" svg:y="15.433cm">
          <text:p text:style-name="P10"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635cm" svg:x="4.363cm" svg:y="17.3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381cm" svg:x="4.363cm" svg:y="8.169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13cm" svg:height="0.381cm" svg:x="4.362cm" svg:y="8.568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69cm" svg:y="19.87cm">
          <text:p text:style-name="P8"><text:span text:style-name="T2"/></text:p>
          <text:p text:style-name="P8"><text:span text:style-name="T2"><text:s text:c="2"/></text:span></text:p>
        </draw:rect>
        <draw:custom-shape draw:style-name="gr10" draw:text-style-name="P11" xml:id="id22" draw:id="id22" draw:layer="layout" svg:width="4.13cm" svg:height="0.402cm" svg:x="4.363cm" svg:y="17.836cm">
          <text:p text:style-name="P10"><text:span text:style-name="T11">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3cm" svg:y="19.436cm">
          <text:p text:style-name="P10"><text:span text:style-name="T11"><text:s text:c="2"/></text:span><text:span text:style-name="T1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9" draw:id="id19" draw:layer="layout" svg:width="4.13cm" svg:height="0.402cm" svg:x="4.363cm" svg:y="19.936cm">
          <text:p text:style-name="P10"><text:span text:style-name="T1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3cm" svg:y="21.736cm">
          <text:p text:style-name="P10"><text:span text:style-name="T11"><text:s text:c="2"/></text:span><text:span text:style-name="T11">ret $l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8.492cm" svg:y1="7.734cm" svg:x2="8.491cm" svg:y2="5.885cm" draw:start-shape="id20" draw:start-glue-point="1" draw:end-shape="id18" draw:end-glue-point="1" svg:d="m8492 7734c750 0 750-1849-1-1849" svg:viewBox="0 0 564 1850">
          <text:p/>
        </draw:connector>
        <draw:custom-shape draw:style-name="gr10" draw:text-style-name="P11" xml:id="id21" draw:id="id21" draw:layer="layout" svg:width="4.13cm" svg:height="0.402cm" svg:x="4.363cm" svg:y="20.536cm">
          <text:p text:style-name="P10"><text:span text:style-name="T11"><text:s text:c="2"/></text:span><text:span text:style-name="T11">ld $t9, 28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3cm" svg:y="20.836cm">
          <text:p text:style-name="P10"><text:span text:style-name="T11"><text:s text:c="2"/></text:span><text:span text:style-name="T1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3cm" svg:y="20.236cm">
          <text:p text:style-name="P10"><text:span text:style-name="T11"><text:s text:c="2"/></text:span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3cm" svg:y="21.036cm">
          <text:p text:style-name="P10"><text:span text:style-name="T11"><text:s text:c="2"/></text:span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3cm" svg:height="0.402cm" svg:x="4.363cm" svg:y="21.436cm">
          <text:p text:style-name="P10"><text:span text:style-name="T11"><text:s text:c="2"/></text:span><text:span text:style-name="T11">ld $t9, 24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7cm" svg:y="7.887cm">
          <draw:text-box>
            <text:p text:style-name="P8"><text:span text:style-name="T4">2</text:span></text:p>
          </draw:text-box>
        </draw:frame>
        <draw:frame draw:style-name="gr2" draw:text-style-name="P3" draw:layer="layout" svg:width="0.635cm" svg:height="0.607cm" svg:x="8.888cm" svg:y="6.688cm">
          <draw:text-box>
            <text:p text:style-name="P8"><text:span text:style-name="T4">1</text:span></text:p>
          </draw:text-box>
        </draw:frame>
        <draw:connector draw:style-name="gr15" draw:text-style-name="P4" draw:layer="layout" draw:type="curve" svg:x1="8.493cm" svg:y1="20.737cm" svg:x2="8.493cm" svg:y2="18.037cm" draw:start-shape="id21" draw:start-glue-point="1" draw:end-shape="id22" draw:end-glue-point="1" svg:d="m8493 20737c750 0 750-2700 0-2700" svg:viewBox="0 0 564 2701">
          <text:p/>
        </draw:connector>
        <draw:frame draw:style-name="gr2" draw:text-style-name="P3" draw:layer="layout" svg:width="0.635cm" svg:height="0.607cm" svg:x="8.889cm" svg:y="19.089cm">
          <draw:text-box>
            <text:p text:style-name="P8"><text:span text:style-name="T4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33333" draw:marker-start-width="0.2cm" draw:marker-start-center="false" draw:marker-end-width="0.2cm" draw:marker-end-center="false" draw:fill="solid" draw:fill-color="#47b8b8" draw:fill-gradient-name="Gradient_20_7" draw:fill-hatch-name="Hatch_20_9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8T14:27:31</meta:creation-date>
    <dc:date>2013-11-20T17:58:23</dc:date>
    <meta:editing-duration>PT17H15M4S</meta:editing-duration>
    <meta:editing-cycles>59</meta:editing-cycles>
    <meta:generator>LibreOffice/3.5$Linux_X86_64 LibreOffice_project/350m1$Build-2</meta:generator>
    <meta:document-statistic meta:object-count="251"/>
  </office:meta>
</office:document-meta>
</file>